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4dbb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CppBuzz.com<text:tab/></text:span></text:p>
      <text:p text:style-name="P1"><text:span text:style-name="T1">Search topic</text:span></text:p>
      <text:p text:style-name="P1"><text:span text:style-name="T1">HomeCC++JavaPythonPerlPHPSQLJavaScriptLinuxOnline TestForum</text:span></text:p>
      <text:p text:style-name="P1"><text:span text:style-name="T1"/></text:p>
      <text:p text:style-name="P1"><text:span text:style-name="T1"><text:s/></text:span></text:p>
      <text:p text:style-name="P1"><text:span text:style-name="T1">Home » C » 100 MCQ on C programming</text:span></text:p>
      <text:p text:style-name="P1"><text:span text:style-name="T1">100 MCQ on C Programming</text:span></text:p>
      <text:p text:style-name="P1"><text:span text:style-name="T1">Page 1 (1 - 50)</text:span></text:p>
      <text:p text:style-name="P1"><text:span text:style-name="T1"/></text:p>
      <text:p text:style-name="P1"><text:span text:style-name="T1">« 1 2 »</text:span></text:p>
      <text:p text:style-name="P1"><text:span text:style-name="T1"/></text:p>
      <text:p text:style-name="P1"><text:span text:style-name="T1">Question: 1</text:span></text:p>
      <text:p text:style-name="P1"><text:span text:style-name="T1"/></text:p>
      <text:p text:style-name="P1"><text:span text:style-name="T1">Is it possible to run program without main() function?</text:span></text:p>
      <text:p text:style-name="P1"><text:span text:style-name="T1">(A) Yes</text:span></text:p>
      <text:p text:style-name="P1"><text:span text:style-name="T1">(B) No</text:span></text:p>
      <text:p text:style-name="P1"><text:span text:style-name="T1"/></text:p>
      <text:p text:style-name="P1"><text:span text:style-name="T1">Ans: B</text:span></text:p>
      <text:p text:style-name="P1"><text:span text:style-name="T1"/></text:p>
      <text:p text:style-name="P1"><text:span text:style-name="T1">Hint:</text:span></text:p>
      <text:p text:style-name="P1"><text:span text:style-name="T1">Ideally No but remember pragma directives allows few function to be executed before and after main() function</text:span></text:p>
      <text:p text:style-name="P1"><text:span text:style-name="T1"/></text:p>
      <text:p text:style-name="P1"><text:span text:style-name="T1">Compiler Forum</text:span></text:p>
      <text:p text:style-name="P1"><text:span text:style-name="T1">Beginner function[Posted by: Admin | Chicago, USA]</text:span></text:p>
      <text:p text:style-name="P1"><text:span text:style-name="T1"/></text:p>
      <text:p text:style-name="P1"><text:span text:style-name="T1">Question: 2</text:span></text:p>
      <text:p text:style-name="P1"><text:span text:style-name="T1"/></text:p>
      <text:p text:style-name="P1"><text:span text:style-name="T1">How many main() function we can have in our project?</text:span></text:p>
      <text:p text:style-name="P1"><text:span text:style-name="T1">(A) 1</text:span></text:p>
      <text:p text:style-name="P1"><text:span text:style-name="T1">(B) 2</text:span></text:p>
      <text:p text:style-name="P1"><text:span text:style-name="T1">(C) No Limit</text:span></text:p>
      <text:p text:style-name="P1"><text:span text:style-name="T1">(D) Depends on Compiler</text:span></text:p>
      <text:p text:style-name="P1"><text:span text:style-name="T1"/></text:p>
      <text:p text:style-name="P1"><text:span text:style-name="T1">Ans: A</text:span></text:p>
      <text:p text:style-name="P1"><text:span text:style-name="T1"/></text:p>
      <text:p text:style-name="P1"><text:span text:style-name="T1">Hint:</text:span></text:p>
      <text:p text:style-name="P1"><text:span text:style-name="T1">We can't have more than one main() function in a project.</text:span></text:p>
      <text:p text:style-name="P1"><text:span text:style-name="T1"/></text:p>
      <text:p text:style-name="P1"><text:span text:style-name="T1">Compiler Forum</text:span></text:p>
      <text:p text:style-name="P1"><text:span text:style-name="T1">Beginner function[Posted by: Admin | Chicago, USA]</text:span></text:p>
      <text:p text:style-name="P1"><text:span text:style-name="T1"/></text:p>
      <text:p text:style-name="P1"><text:span text:style-name="T1">Question: 3</text:span></text:p>
      <text:p text:style-name="P1"><text:span text:style-name="T1"/></text:p>
      <text:p text:style-name="P1"><text:span text:style-name="T1">What is sizeof() in C?</text:span></text:p>
      <text:p text:style-name="P1"><text:span text:style-name="T1">(A) Operator</text:span></text:p>
      <text:p text:style-name="P1"><text:span text:style-name="T1">(B) Function</text:span></text:p>
      <text:p text:style-name="P1"><text:span text:style-name="T1">(C) Macro</text:span></text:p>
      <text:p text:style-name="P1"><text:span text:style-name="T1">(D) None of these</text:span></text:p>
      <text:p text:style-name="P1"><text:span text:style-name="T1"/></text:p>
      <text:p text:style-name="P1"><text:span text:style-name="T1">Ans: A</text:span></text:p>
      <text:p text:style-name="P1"><text:span text:style-name="T1"/></text:p>
      <text:p text:style-name="P1"><text:span text:style-name="T1">Hint:</text:span></text:p>
      <text:p text:style-name="P1"><text:span text:style-name="T1">Anything which has opening and closing braces () is not function</text:span></text:p>
      <text:p text:style-name="P1"><text:span text:style-name="T1"/></text:p>
      <text:p text:style-name="P1"><text:span text:style-name="T1">Compiler Forum</text:span></text:p>
      <text:p text:style-name="P1"><text:span text:style-name="T1">Expert operators[Posted by: Admin | Chicago, USA]</text:span></text:p>
      <text:p text:style-name="P1"><text:span text:style-name="T1"/></text:p>
      <text:p text:style-name="P1"><text:span text:style-name="T1">Question: 4</text:span></text:p>
      <text:p text:style-name="P1"><text:span text:style-name="T1"/></text:p>
      <text:p text:style-name="P1"><text:span text:style-name="T1">Is it true that a function may have several declaration, but only one definition.</text:span></text:p>
      <text:p text:style-name="P1"><text:span text:style-name="T1">(A) True</text:span></text:p>
      <text:p text:style-name="P1"><text:span text:style-name="T1">(B) False</text:span></text:p>
      <text:p text:style-name="P1"><text:span text:style-name="T1"/></text:p>
      <text:p text:style-name="P1"><text:span text:style-name="T1">Ans: A</text:span></text:p>
      <text:p text:style-name="P1"><text:span text:style-name="T1"/></text:p>
      <text:p text:style-name="P1"><text:span text:style-name="T1">Hint:</text:span></text:p>
      <text:p text:style-name="P1"><text:span text:style-name="T1">Declaration like int sum(int, int); is allowed number of times but definition int sum(int a, int b) { return a+b; } is allowed only one time. Multiple definition of same function is compilation error ( redefinition error )</text:span></text:p>
      <text:p text:style-name="P1"><text:span text:style-name="T1"/></text:p>
      <text:p text:style-name="P1"><text:span text:style-name="T1">Compiler Forum</text:span></text:p>
      <text:p text:style-name="P1"><text:span text:style-name="T1">Practitioner function[Posted by: Admin | Chicago, USA]</text:span></text:p>
      <text:p text:style-name="P1"><text:span text:style-name="T1"/></text:p>
      <text:p text:style-name="P1"><text:span text:style-name="T1">Question: 5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extern int i;</text:span></text:p>
      <text:p text:style-name="P1"><text:span text:style-name="T1">i = 20;</text:span></text:p>
      <text:p text:style-name="P1"><text:span text:style-name="T1">printf("%d", sizeof(i));</text:span></text:p>
      <text:p text:style-name="P1"><text:span text:style-name="T1">return 0;</text:span></text:p>
      <text:p text:style-name="P1"><text:span text:style-name="T1">}</text:span></text:p>
      <text:p text:style-name="P1"><text:span text:style-name="T1"/></text:p>
      <text:p text:style-name="P1"><text:span text:style-name="T1">(A) 20</text:span></text:p>
      <text:p text:style-name="P1"><text:span text:style-name="T1">(B) 0</text:span></text:p>
      <text:p text:style-name="P1"><text:span text:style-name="T1">(C) Undefined reference to i</text:span></text:p>
      <text:p text:style-name="P1"><text:span text:style-name="T1">(D) Linking Error</text:span></text:p>
      <text:p text:style-name="P1"><text:span text:style-name="T1"/></text:p>
      <text:p text:style-name="P1"><text:span text:style-name="T1">Ans: C</text:span></text:p>
      <text:p text:style-name="P1"><text:span text:style-name="T1"/></text:p>
      <text:p text:style-name="P1"><text:span text:style-name="T1">Hint:</text:span></text:p>
      <text:p text:style-name="P1"><text:span text:style-name="T1">extern int i; tell the compiler that int i is declared in some other file, in this code we have not included any other header file so it will cause compilation error.</text:span></text:p>
      <text:p text:style-name="P1"><text:span text:style-name="T1"/></text:p>
      <text:p text:style-name="P1"><text:span text:style-name="T1">Compiler Forum</text:span></text:p>
      <text:p text:style-name="P1"><text:span text:style-name="T1">Beginner storgeclass[Posted by: Admin | Chicago, USA]</text:span></text:p>
      <text:p text:style-name="P1"><text:span text:style-name="T1"/></text:p>
      <text:p text:style-name="P1"><text:span text:style-name="T1"/></text:p>
      <text:p text:style-name="P1"><text:span text:style-name="T1"><text:s/></text:span></text:p>
      <text:p text:style-name="P1"><text:span text:style-name="T1">Question: 6</text:span></text:p>
      <text:p text:style-name="P1"><text:span text:style-name="T1"/></text:p>
      <text:p text:style-name="P1"><text:span text:style-name="T1">Is the following statement a declaration or definition</text:span></text:p>
      <text:p text:style-name="P1"><text:span text:style-name="T1">extern int i;</text:span></text:p>
      <text:p text:style-name="P1"><text:span text:style-name="T1">(A) Declaration</text:span></text:p>
      <text:p text:style-name="P1"><text:span text:style-name="T1">(B) Definition</text:span></text:p>
      <text:p text:style-name="P1"><text:span text:style-name="T1"/></text:p>
      <text:p text:style-name="P1"><text:span text:style-name="T1">Ans: A</text:span></text:p>
      <text:p text:style-name="P1"><text:span text:style-name="T1"/></text:p>
      <text:p text:style-name="P1"><text:span text:style-name="T1">Compiler Forum</text:span></text:p>
      <text:p text:style-name="P1"><text:span text:style-name="T1">Beginner storgeclass[Posted by: Admin | Chicago, USA]</text:span></text:p>
      <text:p text:style-name="P1"><text:span text:style-name="T1"/></text:p>
      <text:p text:style-name="P1"><text:span text:style-name="T1">Question: 7</text:span></text:p>
      <text:p text:style-name="P1"><text:span text:style-name="T1"/></text:p>
      <text:p text:style-name="P1"><text:span text:style-name="T1">main()</text:span></text:p>
      <text:p text:style-name="P1"><text:span text:style-name="T1">{</text:span></text:p>
      <text:p text:style-name="P1"><text:span text:style-name="T1"><text:s text:c="5"/>int x = 10;</text:span></text:p>
      <text:p text:style-name="P1"><text:span text:style-name="T1"><text:tab/>{</text:span></text:p>
      <text:p text:style-name="P1"><text:span text:style-name="T1"><text:tab/><text:s text:c="4"/>int x = 0;</text:span></text:p>
      <text:p text:style-name="P1"><text:span text:style-name="T1"><text:tab/><text:s text:c="4"/>printf("%d",x);</text:span></text:p>
      <text:p text:style-name="P1"><text:span text:style-name="T1"><text:tab/>}</text:span></text:p>
      <text:p text:style-name="P1"><text:span text:style-name="T1">}</text:span></text:p>
      <text:p text:style-name="P1"><text:span text:style-name="T1"/></text:p>
      <text:p text:style-name="P1"><text:span text:style-name="T1">(A) 10</text:span></text:p>
      <text:p text:style-name="P1"><text:span text:style-name="T1">(B) Compilation Error</text:span></text:p>
      <text:p text:style-name="P1"><text:span text:style-name="T1">(C) 0</text:span></text:p>
      <text:p text:style-name="P1"><text:span text:style-name="T1">(D) Undefined</text:span></text:p>
      <text:p text:style-name="P1"><text:span text:style-name="T1"/></text:p>
      <text:p text:style-name="P1"><text:span text:style-name="T1">Ans: C</text:span></text:p>
      <text:p text:style-name="P1"><text:span text:style-name="T1"/></text:p>
      <text:p text:style-name="P1"><text:span text:style-name="T1">Hint:</text:span></text:p>
      <text:p text:style-name="P1"><text:span text:style-name="T1">It will print nearest values that is x =10</text:span></text:p>
      <text:p text:style-name="P1"><text:span text:style-name="T1"/></text:p>
      <text:p text:style-name="P1"><text:span text:style-name="T1">Compiler Forum</text:span></text:p>
      <text:p text:style-name="P1"><text:span text:style-name="T1">Beginner loops[Posted by: Admin | Chicago, USA]</text:span></text:p>
      <text:p text:style-name="P1"><text:span text:style-name="T1"/></text:p>
      <text:p text:style-name="P1"><text:span text:style-name="T1">Question: 8</text:span></text:p>
      <text:p text:style-name="P1"><text:span text:style-name="T1"/></text:p>
      <text:p text:style-name="P1"><text:span text:style-name="T1">int x = 10;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int x = 0;</text:span></text:p>
      <text:p text:style-name="P1"><text:span text:style-name="T1"><text:s text:c="4"/>printf("%d",x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>(A) 10</text:span></text:p>
      <text:p text:style-name="P1"><text:span text:style-name="T1">(B) 0</text:span></text:p>
      <text:p text:style-name="P1"><text:span text:style-name="T1">(C) Compilation Error</text:span></text:p>
      <text:p text:style-name="P1"><text:span text:style-name="T1">(D) Undefined</text:span></text:p>
      <text:p text:style-name="P1"><text:span text:style-name="T1"/></text:p>
      <text:p text:style-name="P1"><text:span text:style-name="T1">Ans: B</text:span></text:p>
      <text:p text:style-name="P1"><text:span text:style-name="T1"/></text:p>
      <text:p text:style-name="P1"><text:span text:style-name="T1">Hint:</text:span></text:p>
      <text:p text:style-name="P1"><text:span text:style-name="T1">It will print nearest values that is x =0. To print x=10; scope resolution operator :: should be used like printf("%d", ::a)</text:span></text:p>
      <text:p text:style-name="P1"><text:span text:style-name="T1"/></text:p>
      <text:p text:style-name="P1"><text:span text:style-name="T1">Compiler Forum</text:span></text:p>
      <text:p text:style-name="P1"><text:span text:style-name="T1">Expert datatype[Posted by: Admin | Chicago, USA]</text:span></text:p>
      <text:p text:style-name="P1"><text:span text:style-name="T1"/></text:p>
      <text:p text:style-name="P1"><text:span text:style-name="T1">Question: 9</text:span></text:p>
      <text:p text:style-name="P1"><text:span text:style-name="T1"/></text:p>
      <text:p text:style-name="P1"><text:span text:style-name="T1">//This program is compiled on 32 bit DEV-C++ </text:span></text:p>
      <text:p text:style-name="P1"><text:span text:style-name="T1">int main()</text:span></text:p>
      <text:p text:style-name="P1"><text:span text:style-name="T1">{</text:span></text:p>
      <text:p text:style-name="P1"><text:span text:style-name="T1"/></text:p>
      <text:p text:style-name="P1"><text:span text:style-name="T1">char *ptr1, *ptr2;</text:span></text:p>
      <text:p text:style-name="P1"><text:span text:style-name="T1">printf("%d %d", sizeof(ptr1), sizeof(ptr2));</text:span></text:p>
      <text:p text:style-name="P1"><text:span text:style-name="T1"/></text:p>
      <text:p text:style-name="P1"><text:span text:style-name="T1">return 0;</text:span></text:p>
      <text:p text:style-name="P1"><text:span text:style-name="T1">} </text:span></text:p>
      <text:p text:style-name="P1"><text:span text:style-name="T1">(A) 1 1</text:span></text:p>
      <text:p text:style-name="P1"><text:span text:style-name="T1">(B) 2 2</text:span></text:p>
      <text:p text:style-name="P1"><text:span text:style-name="T1">(C) 4 4</text:span></text:p>
      <text:p text:style-name="P1"><text:span text:style-name="T1">(D) Undefined</text:span></text:p>
      <text:p text:style-name="P1"><text:span text:style-name="T1"/></text:p>
      <text:p text:style-name="P1"><text:span text:style-name="T1">Ans: C</text:span></text:p>
      <text:p text:style-name="P1"><text:span text:style-name="T1"/></text:p>
      <text:p text:style-name="P1"><text:span text:style-name="T1">Hint:</text:span></text:p>
      <text:p text:style-name="P1"><text:span text:style-name="T1">On 32 compilers pointer's size is 4 bytes while on 64 bit compiler pointers size is 8 bytes. Note - If your computer is 64 bits then you can use both 32 bits and 64 bits compiler on it.</text:span></text:p>
      <text:p text:style-name="P1"><text:span text:style-name="T1"/></text:p>
      <text:p text:style-name="P1"><text:span text:style-name="T1">Compiler Forum</text:span></text:p>
      <text:p text:style-name="P1"><text:span text:style-name="T1">Beginner pointers[Posted by: Admin | Chicago, USA]</text:span></text:p>
      <text:p text:style-name="P1"><text:span text:style-name="T1"/></text:p>
      <text:p text:style-name="P1"><text:span text:style-name="T1">Question: 10</text:span></text:p>
      <text:p text:style-name="P1"><text:span text:style-name="T1"/></text:p>
      <text:p text:style-name="P1"><text:span text:style-name="T1">Which programming language is more faster among these?</text:span></text:p>
      <text:p text:style-name="P1"><text:span text:style-name="T1">(A) Java</text:span></text:p>
      <text:p text:style-name="P1"><text:span text:style-name="T1">(B) PHP</text:span></text:p>
      <text:p text:style-name="P1"><text:span text:style-name="T1">(C) C</text:span></text:p>
      <text:p text:style-name="P1"><text:span text:style-name="T1">(D) Visual Basic</text:span></text:p>
      <text:p text:style-name="P1"><text:span text:style-name="T1"/></text:p>
      <text:p text:style-name="P1"><text:span text:style-name="T1">Ans: C</text:span></text:p>
      <text:p text:style-name="P1"><text:span text:style-name="T1"/></text:p>
      <text:p text:style-name="P1"><text:span text:style-name="T1">Hint:</text:span></text:p>
      <text:p text:style-name="P1"><text:span text:style-name="T1">Execution flow ( faster to slower) Binary -&gt; Assembly -&gt; C -&gt; C++ &gt; Java / PHP / VB</text:span></text:p>
      <text:p text:style-name="P1"><text:span text:style-name="T1"/></text:p>
      <text:p text:style-name="P1"><text:span text:style-name="T1">Compiler Forum</text:span></text:p>
      <text:p text:style-name="P1"><text:span text:style-name="T1">Beginner other[Posted by: Admin | Chicago, USA]</text:span></text:p>
      <text:p text:style-name="P1"><text:span text:style-name="T1"/></text:p>
      <text:p text:style-name="P1"><text:span text:style-name="T1"/></text:p>
      <text:p text:style-name="P1"><text:span text:style-name="T1"><text:s/></text:span></text:p>
      <text:p text:style-name="P1"><text:span text:style-name="T1">Question: 11</text:span></text:p>
      <text:p text:style-name="P1"><text:span text:style-name="T1"/></text:p>
      <text:p text:style-name="P1"><text:span text:style-name="T1">void main()</text:span></text:p>
      <text:p text:style-name="P1"><text:span text:style-name="T1">{ </text:span></text:p>
      <text:p text:style-name="P1"><text:span text:style-name="T1"><text:s text:c="4"/>int a = printf ("CppBuzz.com");</text:span></text:p>
      <text:p text:style-name="P1"><text:span text:style-name="T1"><text:s text:c="4"/>printf("%d", a);</text:span></text:p>
      <text:p text:style-name="P1"><text:span text:style-name="T1">}</text:span></text:p>
      <text:p text:style-name="P1"><text:span text:style-name="T1">(A) Compilation Error</text:span></text:p>
      <text:p text:style-name="P1"><text:span text:style-name="T1">(B) 0</text:span></text:p>
      <text:p text:style-name="P1"><text:span text:style-name="T1">(C) CppBuzz.com</text:span></text:p>
      <text:p text:style-name="P1"><text:span text:style-name="T1">(D) CppBuzz.com11</text:span></text:p>
      <text:p text:style-name="P1"><text:span text:style-name="T1"/></text:p>
      <text:p text:style-name="P1"><text:span text:style-name="T1">Ans: D</text:span></text:p>
      <text:p text:style-name="P1"><text:span text:style-name="T1"/></text:p>
      <text:p text:style-name="P1"><text:span text:style-name="T1">Hint:</text:span></text:p>
      <text:p text:style-name="P1"><text:span text:style-name="T1">printf() prints and returns the number of characters it has printed that is why its output is CppBuzz.com11, 11 is returned by printf() function</text:span></text:p>
      <text:p text:style-name="P1"><text:span text:style-name="T1"/></text:p>
      <text:p text:style-name="P1"><text:span text:style-name="T1">Compiler Forum</text:span></text:p>
      <text:p text:style-name="P1"><text:span text:style-name="T1">Beginner function[Posted by: Admin | Chicago, USA]</text:span></text:p>
      <text:p text:style-name="P1"><text:span text:style-name="T1"/></text:p>
      <text:p text:style-name="P1"><text:span text:style-name="T1">Question: 12</text:span></text:p>
      <text:p text:style-name="P1"><text:span text:style-name="T1"/></text:p>
      <text:p text:style-name="P1"><text:span text:style-name="T1">What should be the output:</text:span></text:p>
      <text:p text:style-name="P1"><text:span text:style-name="T1">void main()</text:span></text:p>
      <text:p text:style-name="P1"><text:span text:style-name="T1">{ </text:span></text:p>
      <text:p text:style-name="P1"><text:span text:style-name="T1"><text:s text:c="4"/>int a = 10/3;</text:span></text:p>
      <text:p text:style-name="P1"><text:span text:style-name="T1"><text:s text:c="4"/>printf("%d",a); </text:span></text:p>
      <text:p text:style-name="P1"><text:span text:style-name="T1">}</text:span></text:p>
      <text:p text:style-name="P1"><text:span text:style-name="T1">(A) 3.33</text:span></text:p>
      <text:p text:style-name="P1"><text:span text:style-name="T1">(B) 3.0</text:span></text:p>
      <text:p text:style-name="P1"><text:span text:style-name="T1">(C) 3</text:span></text:p>
      <text:p text:style-name="P1"><text:span text:style-name="T1">(D) 0</text:span></text:p>
      <text:p text:style-name="P1"><text:span text:style-name="T1"/></text:p>
      <text:p text:style-name="P1"><text:span text:style-name="T1">Ans: C</text:span></text:p>
      <text:p text:style-name="P1"><text:span text:style-name="T1"/></text:p>
      <text:p text:style-name="P1"><text:span text:style-name="T1">Hint:</text:span></text:p>
      <text:p text:style-name="P1"><text:span text:style-name="T1">integer division ( int/ int ) is int only hence instead of printing 3.33 it will print 3 only. Float part is discarded in such cases.</text:span></text:p>
      <text:p text:style-name="P1"><text:span text:style-name="T1"/></text:p>
      <text:p text:style-name="P1"><text:span text:style-name="T1">Compiler Forum</text:span></text:p>
      <text:p text:style-name="P1"><text:span text:style-name="T1">Beginner datatype[Posted by: Admin | Chicago, USA]</text:span></text:p>
      <text:p text:style-name="P1"><text:span text:style-name="T1"/></text:p>
      <text:p text:style-name="P1"><text:span text:style-name="T1">Question: 13</text:span></text:p>
      <text:p text:style-name="P1"><text:span text:style-name="T1"/></text:p>
      <text:p text:style-name="P1"><text:span text:style-name="T1">Which of the following is executed by Preprocess?</text:span></text:p>
      <text:p text:style-name="P1"><text:span text:style-name="T1">(A) #include&lt;stdio.h&gt;</text:span></text:p>
      <text:p text:style-name="P1"><text:span text:style-name="T1">(B) return 0</text:span></text:p>
      <text:p text:style-name="P1"><text:span text:style-name="T1">(C) void main(int argc , char ** argv)</text:span></text:p>
      <text:p text:style-name="P1"><text:span text:style-name="T1">(D) None of above</text:span></text:p>
      <text:p text:style-name="P1"><text:span text:style-name="T1"/></text:p>
      <text:p text:style-name="P1"><text:span text:style-name="T1">Ans: A</text:span></text:p>
      <text:p text:style-name="P1"><text:span text:style-name="T1"/></text:p>
      <text:p text:style-name="P1"><text:span text:style-name="T1">Hint:</text:span></text:p>
      <text:p text:style-name="P1"><text:span text:style-name="T1">statements starting with # symbol are always processed by pre-processor</text:span></text:p>
      <text:p text:style-name="P1"><text:span text:style-name="T1"/></text:p>
      <text:p text:style-name="P1"><text:span text:style-name="T1">Compiler Forum</text:span></text:p>
      <text:p text:style-name="P1"><text:span text:style-name="T1">Beginner datatype[Posted by: Admin | Chicago, USA]</text:span></text:p>
      <text:p text:style-name="P1"><text:span text:style-name="T1"/></text:p>
      <text:p text:style-name="P1"><text:span text:style-name="T1">Question: 14</text:span></text:p>
      <text:p text:style-name="P1"><text:span text:style-name="T1"/></text:p>
      <text:p text:style-name="P1"><text:span text:style-name="T1">void main()</text:span></text:p>
      <text:p text:style-name="P1"><text:span text:style-name="T1">{</text:span></text:p>
      <text:p text:style-name="P1"><text:span text:style-name="T1"><text:s text:c="4"/>int a = 10.5;</text:span></text:p>
      <text:p text:style-name="P1"><text:span text:style-name="T1"><text:s text:c="4"/>printf("%d",a);</text:span></text:p>
      <text:p text:style-name="P1"><text:span text:style-name="T1"/></text:p>
      <text:p text:style-name="P1"><text:span text:style-name="T1">}</text:span></text:p>
      <text:p text:style-name="P1"><text:span text:style-name="T1">(A) 10.5</text:span></text:p>
      <text:p text:style-name="P1"><text:span text:style-name="T1">(B) 10</text:span></text:p>
      <text:p text:style-name="P1"><text:span text:style-name="T1">(C) 0</text:span></text:p>
      <text:p text:style-name="P1"><text:span text:style-name="T1">(D) Compilation Error</text:span></text:p>
      <text:p text:style-name="P1"><text:span text:style-name="T1"/></text:p>
      <text:p text:style-name="P1"><text:span text:style-name="T1">Ans: B</text:span></text:p>
      <text:p text:style-name="P1"><text:span text:style-name="T1"/></text:p>
      <text:p text:style-name="P1"><text:span text:style-name="T1">Hint:</text:span></text:p>
      <text:p text:style-name="P1"><text:span text:style-name="T1">compiler will convert float values to integer value after seeing %d so instead of printing 10.5 it will print it integer value i.e 10</text:span></text:p>
      <text:p text:style-name="P1"><text:span text:style-name="T1"/></text:p>
      <text:p text:style-name="P1"><text:span text:style-name="T1">Compiler Forum</text:span></text:p>
      <text:p text:style-name="P1"><text:span text:style-name="T1">Beginner datatype[Posted by: Admin | Chicago, USA]</text:span></text:p>
      <text:p text:style-name="P1"><text:span text:style-name="T1"/></text:p>
      <text:p text:style-name="P1"><text:span text:style-name="T1">Question: 15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tab/>int _ = 10;</text:span></text:p>
      <text:p text:style-name="P1"><text:span text:style-name="T1"><text:tab/>int __ = 20;</text:span></text:p>
      <text:p text:style-name="P1"><text:span text:style-name="T1"><text:tab/>int ___ = _ + __;</text:span></text:p>
      <text:p text:style-name="P1"><text:span text:style-name="T1"><text:tab/>printf("__%d",___);</text:span></text:p>
      <text:p text:style-name="P1"><text:span text:style-name="T1"><text:tab/>return 0;</text:span></text:p>
      <text:p text:style-name="P1"><text:span text:style-name="T1">}</text:span></text:p>
      <text:p text:style-name="P1"><text:span text:style-name="T1"/></text:p>
      <text:p text:style-name="P1"><text:span text:style-name="T1">(A) Compilation Error</text:span></text:p>
      <text:p text:style-name="P1"><text:span text:style-name="T1">(B) Runtime Error</text:span></text:p>
      <text:p text:style-name="P1"><text:span text:style-name="T1">(C) __0</text:span></text:p>
      <text:p text:style-name="P1"><text:span text:style-name="T1">(D) __30</text:span></text:p>
      <text:p text:style-name="P1"><text:span text:style-name="T1"/></text:p>
      <text:p text:style-name="P1"><text:span text:style-name="T1">Ans: D</text:span></text:p>
      <text:p text:style-name="P1"><text:span text:style-name="T1"/></text:p>
      <text:p text:style-name="P1"><text:span text:style-name="T1">Hint:</text:span></text:p>
      <text:p text:style-name="P1"><text:span text:style-name="T1">multiple underscore ie. _ can be used to create varialbes.</text:span></text:p>
      <text:p text:style-name="P1"><text:span text:style-name="T1"/></text:p>
      <text:p text:style-name="P1"><text:span text:style-name="T1">Compiler Forum</text:span></text:p>
      <text:p text:style-name="P1"><text:span text:style-name="T1">Expert datatype[Posted by: Admin | Chicago, USA]</text:span></text:p>
      <text:p text:style-name="P1"><text:span text:style-name="T1"/></text:p>
      <text:p text:style-name="P1"><text:span text:style-name="T1"/></text:p>
      <text:p text:style-name="P1"><text:span text:style-name="T1"><text:s/></text:span></text:p>
      <text:p text:style-name="P1"><text:span text:style-name="T1">Question: 16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int a = 5;</text:span></text:p>
      <text:p text:style-name="P1"><text:span text:style-name="T1"><text:s text:c="4"/>int b = 10;</text:span></text:p>
      <text:p text:style-name="P1"><text:span text:style-name="T1"><text:s text:c="4"/>int c = a+b;</text:span></text:p>
      <text:p text:style-name="P1"><text:span text:style-name="T1"><text:s text:c="4"/>printf("%i",c);</text:span></text:p>
      <text:p text:style-name="P1"><text:span text:style-name="T1">}</text:span></text:p>
      <text:p text:style-name="P1"><text:span text:style-name="T1">(A) 0</text:span></text:p>
      <text:p text:style-name="P1"><text:span text:style-name="T1">(B) 15</text:span></text:p>
      <text:p text:style-name="P1"><text:span text:style-name="T1">(C) Undefined i</text:span></text:p>
      <text:p text:style-name="P1"><text:span text:style-name="T1">(D) Any other Compiler Error</text:span></text:p>
      <text:p text:style-name="P1"><text:span text:style-name="T1"/></text:p>
      <text:p text:style-name="P1"><text:span text:style-name="T1">Ans: B</text:span></text:p>
      <text:p text:style-name="P1"><text:span text:style-name="T1"/></text:p>
      <text:p text:style-name="P1"><text:span text:style-name="T1">Hint:</text:span></text:p>
      <text:p text:style-name="P1"><text:span text:style-name="T1">%i is also used to printf numberic values in C. %d and %i both solve the same purpose.</text:span></text:p>
      <text:p text:style-name="P1"><text:span text:style-name="T1"/></text:p>
      <text:p text:style-name="P1"><text:span text:style-name="T1">Compiler Forum</text:span></text:p>
      <text:p text:style-name="P1"><text:span text:style-name="T1">EXpert datatype[Posted by: Admin | Chicago, USA]</text:span></text:p>
      <text:p text:style-name="P1"><text:span text:style-name="T1"/></text:p>
      <text:p text:style-name="P1"><text:span text:style-name="T1">Question: 17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char arr[5]="The CppBuzz.com";</text:span></text:p>
      <text:p text:style-name="P1"><text:span text:style-name="T1"><text:s text:c="4"/>printf("%s",arr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>(A) The CppBuzz.com</text:span></text:p>
      <text:p text:style-name="P1"><text:span text:style-name="T1">(B) The C</text:span></text:p>
      <text:p text:style-name="P1"><text:span text:style-name="T1">(C) The CppBuzz</text:span></text:p>
      <text:p text:style-name="P1"><text:span text:style-name="T1">(D) Compilation Error</text:span></text:p>
      <text:p text:style-name="P1"><text:span text:style-name="T1"/></text:p>
      <text:p text:style-name="P1"><text:span text:style-name="T1">Ans: D</text:span></text:p>
      <text:p text:style-name="P1"><text:span text:style-name="T1"/></text:p>
      <text:p text:style-name="P1"><text:span text:style-name="T1">Hint:</text:span></text:p>
      <text:p text:style-name="P1"><text:span text:style-name="T1">Size of arr is 5 but the code is trying to assign string which is more than 5</text:span></text:p>
      <text:p text:style-name="P1"><text:span text:style-name="T1"/></text:p>
      <text:p text:style-name="P1"><text:span text:style-name="T1">Compiler Forum</text:span></text:p>
      <text:p text:style-name="P1"><text:span text:style-name="T1">Practitioner datatype[Posted by: Admin | Chicago, USA]</text:span></text:p>
      <text:p text:style-name="P1"><text:span text:style-name="T1"/></text:p>
      <text:p text:style-name="P1"><text:span text:style-name="T1">Question: 18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int a = 320;</text:span></text:p>
      <text:p text:style-name="P1"><text:span text:style-name="T1"><text:s text:c="4"/>char *ptr;</text:span></text:p>
      <text:p text:style-name="P1"><text:span text:style-name="T1"><text:s text:c="4"/>ptr =( char *)&amp;a;</text:span></text:p>
      <text:p text:style-name="P1"><text:span text:style-name="T1"><text:s text:c="4"/>printf("%d",*ptr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>(A) 320</text:span></text:p>
      <text:p text:style-name="P1"><text:span text:style-name="T1">(B) 60</text:span></text:p>
      <text:p text:style-name="P1"><text:span text:style-name="T1">(C) 160</text:span></text:p>
      <text:p text:style-name="P1"><text:span text:style-name="T1">(D) 64</text:span></text:p>
      <text:p text:style-name="P1"><text:span text:style-name="T1"/></text:p>
      <text:p text:style-name="P1"><text:span text:style-name="T1">Ans: D</text:span></text:p>
      <text:p text:style-name="P1"><text:span text:style-name="T1"/></text:p>
      <text:p text:style-name="P1"><text:span text:style-name="T1">Hint:</text:span></text:p>
      <text:p text:style-name="P1"><text:span text:style-name="T1">To understand it you have to convert 320 to binary form which is 101000000, (9 digits) Now code is typecasting this value to char*, which takes 8 bits; so from the 9 digits ptr will stor only 8 values (01000000) which comes 64.</text:span></text:p>
      <text:p text:style-name="P1"><text:span text:style-name="T1"/></text:p>
      <text:p text:style-name="P1"><text:span text:style-name="T1">Compiler Forum</text:span></text:p>
      <text:p text:style-name="P1"><text:span text:style-name="T1">Practitioner pointers[Posted by: Admin | Chicago, USA]</text:span></text:p>
      <text:p text:style-name="P1"><text:span text:style-name="T1"/></text:p>
      <text:p text:style-name="P1"><text:span text:style-name="T1">Question: 19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int x;</text:span></text:p>
      <text:p text:style-name="P1"><text:span text:style-name="T1"><text:s text:c="4"/>x=10,20,30;</text:span></text:p>
      <text:p text:style-name="P1"><text:span text:style-name="T1"><text:s text:c="4"/>printf("%d",x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>(A) 10</text:span></text:p>
      <text:p text:style-name="P1"><text:span text:style-name="T1">(B) 20</text:span></text:p>
      <text:p text:style-name="P1"><text:span text:style-name="T1">(C) 30</text:span></text:p>
      <text:p text:style-name="P1"><text:span text:style-name="T1">(D) Compilation Error</text:span></text:p>
      <text:p text:style-name="P1"><text:span text:style-name="T1"/></text:p>
      <text:p text:style-name="P1"><text:span text:style-name="T1">Ans: A</text:span></text:p>
      <text:p text:style-name="P1"><text:span text:style-name="T1"/></text:p>
      <text:p text:style-name="P1"><text:span text:style-name="T1">Hint:</text:span></text:p>
      <text:p text:style-name="P1"><text:span text:style-name="T1">When there are multiple , then assignment takes place from right to left hence 10 is the last value which is assign to x variable.</text:span></text:p>
      <text:p text:style-name="P1"><text:span text:style-name="T1"/></text:p>
      <text:p text:style-name="P1"><text:span text:style-name="T1">Compiler Forum</text:span></text:p>
      <text:p text:style-name="P1"><text:span text:style-name="T1">Expert operators[Posted by: Admin | Chicago, USA]</text:span></text:p>
      <text:p text:style-name="P1"><text:span text:style-name="T1"/></text:p>
      <text:p text:style-name="P1"><text:span text:style-name="T1">Question: 20</text:span></text:p>
      <text:p text:style-name="P1"><text:span text:style-name="T1"/></text:p>
      <text:p text:style-name="P1"><text:span text:style-name="T1">How many times CppBuzz.com is printed?</text:span></text:p>
      <text:p text:style-name="P1"><text:span text:style-name="T1">void main()</text:span></text:p>
      <text:p text:style-name="P1"><text:span text:style-name="T1">{</text:span></text:p>
      <text:p text:style-name="P1"><text:span text:style-name="T1">int a = 0;</text:span></text:p>
      <text:p text:style-name="P1"><text:span text:style-name="T1">while(a++ &lt; 5-++a)</text:span></text:p>
      <text:p text:style-name="P1"><text:span text:style-name="T1">printf("CppBuzz.com");</text:span></text:p>
      <text:p text:style-name="P1"><text:span text:style-name="T1">}</text:span></text:p>
      <text:p text:style-name="P1"><text:span text:style-name="T1">(A) 5 times</text:span></text:p>
      <text:p text:style-name="P1"><text:span text:style-name="T1">(B) 4 times</text:span></text:p>
      <text:p text:style-name="P1"><text:span text:style-name="T1">(C) 2 times</text:span></text:p>
      <text:p text:style-name="P1"><text:span text:style-name="T1">(D) 1 time</text:span></text:p>
      <text:p text:style-name="P1"><text:span text:style-name="T1"/></text:p>
      <text:p text:style-name="P1"><text:span text:style-name="T1">Ans: D</text:span></text:p>
      <text:p text:style-name="P1"><text:span text:style-name="T1"/></text:p>
      <text:p text:style-name="P1"><text:span text:style-name="T1">Compiler Forum</text:span></text:p>
      <text:p text:style-name="P1"><text:span text:style-name="T1">Expert loops[Posted by: Admin | Chicago, USA]</text:span></text:p>
      <text:p text:style-name="P1"><text:span text:style-name="T1"/></text:p>
      <text:p text:style-name="P1"><text:span text:style-name="T1"/></text:p>
      <text:p text:style-name="P1"><text:span text:style-name="T1"><text:s/></text:span></text:p>
      <text:p text:style-name="P1"><text:span text:style-name="T1">Question: 21</text:span></text:p>
      <text:p text:style-name="P1"><text:span text:style-name="T1"/></text:p>
      <text:p text:style-name="P1"><text:span text:style-name="T1">How many times CppBuzz.com is printed?</text:span></text:p>
      <text:p text:style-name="P1"><text:span text:style-name="T1"/></text:p>
      <text:p text:style-name="P1"><text:span text:style-name="T1">void main()</text:span></text:p>
      <text:p text:style-name="P1"><text:span text:style-name="T1">{</text:span></text:p>
      <text:p text:style-name="P1"><text:span text:style-name="T1">int a = 0;</text:span></text:p>
      <text:p text:style-name="P1"><text:span text:style-name="T1">while(a++ &lt; 5)</text:span></text:p>
      <text:p text:style-name="P1"><text:span text:style-name="T1">printf("CppBuzz.com");</text:span></text:p>
      <text:p text:style-name="P1"><text:span text:style-name="T1">}</text:span></text:p>
      <text:p text:style-name="P1"><text:span text:style-name="T1">(A) 4 times</text:span></text:p>
      <text:p text:style-name="P1"><text:span text:style-name="T1">(B) 5 times</text:span></text:p>
      <text:p text:style-name="P1"><text:span text:style-name="T1">(C) 0 time</text:span></text:p>
      <text:p text:style-name="P1"><text:span text:style-name="T1">(D) Infinite times</text:span></text:p>
      <text:p text:style-name="P1"><text:span text:style-name="T1"/></text:p>
      <text:p text:style-name="P1"><text:span text:style-name="T1">Ans: B</text:span></text:p>
      <text:p text:style-name="P1"><text:span text:style-name="T1"/></text:p>
      <text:p text:style-name="P1"><text:span text:style-name="T1">Hint:</text:span></text:p>
      <text:p text:style-name="P1"><text:span text:style-name="T1">Here while loop is execuated for a = 0 to a = 4 which is 5 times execuation hence CppBuzz.com is printed 5 times.</text:span></text:p>
      <text:p text:style-name="P1"><text:span text:style-name="T1"/></text:p>
      <text:p text:style-name="P1"><text:span text:style-name="T1">Compiler Forum</text:span></text:p>
      <text:p text:style-name="P1"><text:span text:style-name="T1">Practitioner loops[Posted by: Admin | Chicago, USA]</text:span></text:p>
      <text:p text:style-name="P1"><text:span text:style-name="T1"/></text:p>
      <text:p text:style-name="P1"><text:span text:style-name="T1">Question: 22</text:span></text:p>
      <text:p text:style-name="P1"><text:span text:style-name="T1"/></text:p>
      <text:p text:style-name="P1"><text:span text:style-name="T1">How many times CppBuzz.com is printed?</text:span></text:p>
      <text:p text:style-name="P1"><text:span text:style-name="T1">void main()</text:span></text:p>
      <text:p text:style-name="P1"><text:span text:style-name="T1">{</text:span></text:p>
      <text:p text:style-name="P1"><text:span text:style-name="T1">int a = 0;</text:span></text:p>
      <text:p text:style-name="P1"><text:span text:style-name="T1">while(a++)</text:span></text:p>
      <text:p text:style-name="P1"><text:span text:style-name="T1">printf("CppBuzz.com");</text:span></text:p>
      <text:p text:style-name="P1"><text:span text:style-name="T1">}</text:span></text:p>
      <text:p text:style-name="P1"><text:span text:style-name="T1">(A) 1 time</text:span></text:p>
      <text:p text:style-name="P1"><text:span text:style-name="T1">(B) 0 time</text:span></text:p>
      <text:p text:style-name="P1"><text:span text:style-name="T1">(C) Infinite times(Untill Stack is overflow)</text:span></text:p>
      <text:p text:style-name="P1"><text:span text:style-name="T1">(D) 2 times</text:span></text:p>
      <text:p text:style-name="P1"><text:span text:style-name="T1"/></text:p>
      <text:p text:style-name="P1"><text:span text:style-name="T1">Ans: B</text:span></text:p>
      <text:p text:style-name="P1"><text:span text:style-name="T1"/></text:p>
      <text:p text:style-name="P1"><text:span text:style-name="T1">Hint:</text:span></text:p>
      <text:p text:style-name="P1"><text:span text:style-name="T1">Here while loop is evaluated as while(0) which means it will be executed 0 times and since printf is also part of it so nothing would be printed. Note:- if there are no { } braces after any loop then only the next statement is considered as a part of the loop.</text:span></text:p>
      <text:p text:style-name="P1"><text:span text:style-name="T1"/></text:p>
      <text:p text:style-name="P1"><text:span text:style-name="T1">Compiler Forum</text:span></text:p>
      <text:p text:style-name="P1"><text:span text:style-name="T1">Beginner loops[Posted by: Admin | Chicago, USA]</text:span></text:p>
      <text:p text:style-name="P1"><text:span text:style-name="T1"/></text:p>
      <text:p text:style-name="P1"><text:span text:style-name="T1">Question: 23</text:span></text:p>
      <text:p text:style-name="P1"><text:span text:style-name="T1"/></text:p>
      <text:p text:style-name="P1"><text:span text:style-name="T1">How many times CppBuzz.com is printed?</text:span></text:p>
      <text:p text:style-name="P1"><text:span text:style-name="T1">void main()</text:span></text:p>
      <text:p text:style-name="P1"><text:span text:style-name="T1">{</text:span></text:p>
      <text:p text:style-name="P1"><text:span text:style-name="T1">int a = 0;</text:span></text:p>
      <text:p text:style-name="P1"><text:span text:style-name="T1">while(a)</text:span></text:p>
      <text:p text:style-name="P1"><text:span text:style-name="T1">printf("CppBuzz.com");</text:span></text:p>
      <text:p text:style-name="P1"><text:span text:style-name="T1">}</text:span></text:p>
      <text:p text:style-name="P1"><text:span text:style-name="T1">(A) 1 time</text:span></text:p>
      <text:p text:style-name="P1"><text:span text:style-name="T1">(B) Compilation Error</text:span></text:p>
      <text:p text:style-name="P1"><text:span text:style-name="T1">(C) 0 time</text:span></text:p>
      <text:p text:style-name="P1"><text:span text:style-name="T1">(D) Infinite Times(Untill Stack is Overflow)</text:span></text:p>
      <text:p text:style-name="P1"><text:span text:style-name="T1"/></text:p>
      <text:p text:style-name="P1"><text:span text:style-name="T1">Ans: C</text:span></text:p>
      <text:p text:style-name="P1"><text:span text:style-name="T1"/></text:p>
      <text:p text:style-name="P1"><text:span text:style-name="T1">Hint:</text:span></text:p>
      <text:p text:style-name="P1"><text:span text:style-name="T1">while loop is evaluated as while(0) which means while loop will be executed 0 times and since printf() is also part of it so nothing is printed here.</text:span></text:p>
      <text:p text:style-name="P1"><text:span text:style-name="T1"/></text:p>
      <text:p text:style-name="P1"><text:span text:style-name="T1">Compiler Forum</text:span></text:p>
      <text:p text:style-name="P1"><text:span text:style-name="T1">Beginner loops[Posted by: Admin | Chicago, USA]</text:span></text:p>
      <text:p text:style-name="P1"><text:span text:style-name="T1"/></text:p>
      <text:p text:style-name="P1"><text:span text:style-name="T1">Question: 24</text:span></text:p>
      <text:p text:style-name="P1"><text:span text:style-name="T1"/></text:p>
      <text:p text:style-name="P1"><text:span text:style-name="T1">How many times CppBuzz.com is printed?</text:span></text:p>
      <text:p text:style-name="P1"><text:span text:style-name="T1">void main()</text:span></text:p>
      <text:p text:style-name="P1"><text:span text:style-name="T1">{</text:span></text:p>
      <text:p text:style-name="P1"><text:span text:style-name="T1">int a = 0;</text:span></text:p>
      <text:p text:style-name="P1"><text:span text:style-name="T1">while(++a)</text:span></text:p>
      <text:p text:style-name="P1"><text:span text:style-name="T1">{</text:span></text:p>
      <text:p text:style-name="P1"><text:span text:style-name="T1"><text:s text:c="4"/>printf("CppBuzz.com");</text:span></text:p>
      <text:p text:style-name="P1"><text:span text:style-name="T1">}</text:span></text:p>
      <text:p text:style-name="P1"><text:span text:style-name="T1">}</text:span></text:p>
      <text:p text:style-name="P1"><text:span text:style-name="T1">(A) 1 time</text:span></text:p>
      <text:p text:style-name="P1"><text:span text:style-name="T2">(B) Infinite Times(Untill Stack is overflow)</text:span></text:p>
      <text:p text:style-name="P1"><text:span text:style-name="T3">(C) 2 times</text:span></text:p>
      <text:p text:style-name="P1"><text:span text:style-name="T3">(D) Error</text:span></text:p>
      <text:p text:style-name="P1"><text:span text:style-name="T3"/></text:p>
      <text:p text:style-name="P1"><text:span text:style-name="T3">Compiler Forum</text:span></text:p>
      <text:p text:style-name="P1"><text:span text:style-name="T3">Beginner loops[Posted by: Admin | Chicago, USA]</text:span></text:p>
      <text:p text:style-name="P1"><text:span text:style-name="T3"/></text:p>
      <text:p text:style-name="P1"><text:span text:style-name="T3">Question: 25</text:span></text:p>
      <text:p text:style-name="P1"><text:span text:style-name="T3"/></text:p>
      <text:p text:style-name="P1"><text:span text:style-name="T3">How may times CppBuzz.com is printed?</text:span></text:p>
      <text:p text:style-name="P1"><text:span text:style-name="T3">void main()</text:span></text:p>
      <text:p text:style-name="P1"><text:span text:style-name="T3">{</text:span></text:p>
      <text:p text:style-name="P1"><text:span text:style-name="T3">int a = 0;</text:span></text:p>
      <text:p text:style-name="P1"><text:span text:style-name="T3">while(++a++);</text:span></text:p>
      <text:p text:style-name="P1"><text:span text:style-name="T3">{</text:span></text:p>
      <text:p text:style-name="P1"><text:span text:style-name="T3"><text:s text:c="4"/>printf("CppBuzz.com");</text:span></text:p>
      <text:p text:style-name="P1"><text:span text:style-name="T3">}</text:span></text:p>
      <text:p text:style-name="P1"><text:span text:style-name="T3">}</text:span></text:p>
      <text:p text:style-name="P1"><text:span text:style-name="T3">(A) 1 time</text:span></text:p>
      <text:p text:style-name="P1"><text:span text:style-name="T3">(B) 0 time</text:span></text:p>
      <text:p text:style-name="P1"><text:span text:style-name="T3">(C) Infinite times</text:span></text:p>
      <text:p text:style-name="P1"><text:span text:style-name="T3">(D) Error: Lvalue Required</text:span></text:p>
      <text:p text:style-name="P1"><text:span text:style-name="T3"/></text:p>
      <text:p text:style-name="P1"><text:span text:style-name="T3">Compiler Forum</text:span></text:p>
      <text:p text:style-name="P1"><text:span text:style-name="T3">Beginner loops[Posted by: Admin | Chicago, USA]</text:span></text:p>
      <text:p text:style-name="P1"><text:span text:style-name="T3"/></text:p>
      <text:p text:style-name="P1"><text:span text:style-name="T3"/></text:p>
      <text:p text:style-name="P1"><text:span text:style-name="T3"><text:s/></text:span></text:p>
      <text:p text:style-name="P1"><text:span text:style-name="T3">Question: 26</text:span></text:p>
      <text:p text:style-name="P1"><text:span text:style-name="T3"/></text:p>
      <text:p text:style-name="P1"><text:span text:style-name="T3">How many times CppBuzz.com is printed?</text:span></text:p>
      <text:p text:style-name="P1"><text:span text:style-name="T3">void main()</text:span></text:p>
      <text:p text:style-name="P1"><text:span text:style-name="T3">{</text:span></text:p>
      <text:p text:style-name="P1"><text:span text:style-name="T3">int a = 0;</text:span></text:p>
      <text:p text:style-name="P1"><text:span text:style-name="T3">while(a++);</text:span></text:p>
      <text:p text:style-name="P1"><text:span text:style-name="T3">{</text:span></text:p>
      <text:p text:style-name="P1"><text:span text:style-name="T3"><text:s text:c="4"/>printf("CppBuzz.com");</text:span></text:p>
      <text:p text:style-name="P1"><text:span text:style-name="T3">}</text:span></text:p>
      <text:p text:style-name="P1"><text:span text:style-name="T3">}</text:span></text:p>
      <text:p text:style-name="P1"><text:span text:style-name="T3">(A) 0 time</text:span></text:p>
      <text:p text:style-name="P1"><text:span text:style-name="T3">(B) 1 time</text:span></text:p>
      <text:p text:style-name="P1"><text:span text:style-name="T3">(C) Compilation Error</text:span></text:p>
      <text:p text:style-name="P1"><text:span text:style-name="T3">(D) Infinite times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loops[Posted by: Admin | Chicago, USA]</text:span></text:p>
      <text:p text:style-name="P1"><text:span text:style-name="T3"/></text:p>
      <text:p text:style-name="P1"><text:span text:style-name="T3">Question: 27</text:span></text:p>
      <text:p text:style-name="P1"><text:span text:style-name="T3"/></text:p>
      <text:p text:style-name="P1"><text:span text:style-name="T3">How many times CppBuzz.com is printed on console?</text:span></text:p>
      <text:p text:style-name="P1"><text:span text:style-name="T3">void main()</text:span></text:p>
      <text:p text:style-name="P1"><text:span text:style-name="T3">{</text:span></text:p>
      <text:p text:style-name="P1"><text:span text:style-name="T3">int a = 0;</text:span></text:p>
      <text:p text:style-name="P1"><text:span text:style-name="T3">while(a++)</text:span></text:p>
      <text:p text:style-name="P1"><text:span text:style-name="T3">{</text:span></text:p>
      <text:p text:style-name="P1"><text:span text:style-name="T3"><text:s text:c="4"/>printf("CppBuzz.com");</text:span></text:p>
      <text:p text:style-name="P1"><text:span text:style-name="T3">}</text:span></text:p>
      <text:p text:style-name="P1"><text:span text:style-name="T3">}</text:span></text:p>
      <text:p text:style-name="P1"><text:span text:style-name="T3">(A) Nothing is printed on screen</text:span></text:p>
      <text:p text:style-name="P1"><text:span text:style-name="T3">(B) 0 time</text:span></text:p>
      <text:p text:style-name="P1"><text:span text:style-name="T3">(C) 1 time</text:span></text:p>
      <text:p text:style-name="P1"><text:span text:style-name="T3">(D) Infinite times (Untill Stack overflow)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loops[Posted by: Admin | Chicago, USA]</text:span></text:p>
      <text:p text:style-name="P1"><text:span text:style-name="T3"/></text:p>
      <text:p text:style-name="P1"><text:span text:style-name="T3">Question: 28</text:span></text:p>
      <text:p text:style-name="P1"><text:span text:style-name="T3"/></text:p>
      <text:p text:style-name="P1"><text:span text:style-name="T3">How many times CppBuzz.com is printed on console?</text:span></text:p>
      <text:p text:style-name="P1"><text:span text:style-name="T3">void main()</text:span></text:p>
      <text:p text:style-name="P1"><text:span text:style-name="T3">{</text:span></text:p>
      <text:p text:style-name="P1"><text:span text:style-name="T3">int a = 0;</text:span></text:p>
      <text:p text:style-name="P1"><text:span text:style-name="T3">while(a==0)</text:span></text:p>
      <text:p text:style-name="P1"><text:span text:style-name="T3">{</text:span></text:p>
      <text:p text:style-name="P1"><text:span text:style-name="T3"><text:s text:c="4"/>printf("CppBuzz.com");</text:span></text:p>
      <text:p text:style-name="P1"><text:span text:style-name="T3">}</text:span></text:p>
      <text:p text:style-name="P1"><text:span text:style-name="T3">}</text:span></text:p>
      <text:p text:style-name="P1"><text:span text:style-name="T3">(A) 0 times</text:span></text:p>
      <text:p text:style-name="P1"><text:span text:style-name="T3">(B) Infinite times (Untill Stack is overflow)</text:span></text:p>
      <text:p text:style-name="P1"><text:span text:style-name="T3">(C) 1 time</text:span></text:p>
      <text:p text:style-name="P1"><text:span text:style-name="T3">(D) Nothing is printed</text:span></text:p>
      <text:p text:style-name="P1"><text:span text:style-name="T3"/></text:p>
      <text:p text:style-name="P1"><text:span text:style-name="T3">Compiler Forum</text:span></text:p>
      <text:p text:style-name="P1"><text:span text:style-name="T3">Expert loops[Posted by: Admin | Chicago, USA]</text:span></text:p>
      <text:p text:style-name="P1"><text:span text:style-name="T3"/></text:p>
      <text:p text:style-name="P1"><text:span text:style-name="T3">Question: 29</text:span></text:p>
      <text:p text:style-name="P1"><text:span text:style-name="T3"/></text:p>
      <text:p text:style-name="P1"><text:span text:style-name="T3">What is printed on console?</text:span></text:p>
      <text:p text:style-name="P1"><text:span text:style-name="T3">void main()</text:span></text:p>
      <text:p text:style-name="P1"><text:span text:style-name="T3">{</text:span></text:p>
      <text:p text:style-name="P1"><text:span text:style-name="T3">int a = 0;</text:span></text:p>
      <text:p text:style-name="P1"><text:span text:style-name="T3">while(a)</text:span></text:p>
      <text:p text:style-name="P1"><text:span text:style-name="T3">{</text:span></text:p>
      <text:p text:style-name="P1"><text:span text:style-name="T3"><text:s text:c="4"/>printf("CppBuzz.com");</text:span></text:p>
      <text:p text:style-name="P1"><text:span text:style-name="T3">}</text:span></text:p>
      <text:p text:style-name="P1"><text:span text:style-name="T3">}</text:span></text:p>
      <text:p text:style-name="P1"><text:span text:style-name="T3">(A) CppBuzz.com is printed Infinite times</text:span></text:p>
      <text:p text:style-name="P1"><text:span text:style-name="T3">(B) CppBuzz.com is printed 1 time only</text:span></text:p>
      <text:p text:style-name="P1"><text:span text:style-name="T3">(C) Nothing is printed</text:span></text:p>
      <text:p text:style-name="P1"><text:span text:style-name="T3">(D) Program gives error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loops[Posted by: Admin | Chicago, USA]</text:span></text:p>
      <text:p text:style-name="P1"><text:span text:style-name="T3"/></text:p>
      <text:p text:style-name="P1"><text:span text:style-name="T3">Question: 30</text:span></text:p>
      <text:p text:style-name="P1"><text:span text:style-name="T3"/></text:p>
      <text:p text:style-name="P1"><text:span text:style-name="T3">How many times CppBuzz.com is printed?</text:span></text:p>
      <text:p text:style-name="P1"><text:span text:style-name="T3">void main()</text:span></text:p>
      <text:p text:style-name="P1"><text:span text:style-name="T3">{</text:span></text:p>
      <text:p text:style-name="P1"><text:span text:style-name="T3">while(1);</text:span></text:p>
      <text:p text:style-name="P1"><text:span text:style-name="T3">{</text:span></text:p>
      <text:p text:style-name="P1"><text:span text:style-name="T3"><text:s text:c="4"/>printf("CppBuzz.com");</text:span></text:p>
      <text:p text:style-name="P1"><text:span text:style-name="T3">}</text:span></text:p>
      <text:p text:style-name="P1"><text:span text:style-name="T3">}</text:span></text:p>
      <text:p text:style-name="P1"><text:span text:style-name="T3">(A) 1 time</text:span></text:p>
      <text:p text:style-name="P1"><text:span text:style-name="T3">(B) 0 time</text:span></text:p>
      <text:p text:style-name="P1"><text:span text:style-name="T3">(C) Compilation/Runtime Error</text:span></text:p>
      <text:p text:style-name="P1"><text:span text:style-name="T3">(D) Blank Screen in Infinite Loop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loops[Posted by: Admin | Chicago, USA]</text:span></text:p>
      <text:p text:style-name="P1"><text:span text:style-name="T3"/></text:p>
      <text:p text:style-name="P1"><text:span text:style-name="T3"/></text:p>
      <text:p text:style-name="P1"><text:span text:style-name="T3"><text:s/></text:span></text:p>
      <text:p text:style-name="P1"><text:span text:style-name="T3">Question: 31</text:span></text:p>
      <text:p text:style-name="P1"><text:span text:style-name="T3"/></text:p>
      <text:p text:style-name="P1"><text:span text:style-name="T3">How many times CppBuzz.com is printed?</text:span></text:p>
      <text:p text:style-name="P1"><text:span text:style-name="T3"/></text:p>
      <text:p text:style-name="P1"><text:span text:style-name="T3">void main()</text:span></text:p>
      <text:p text:style-name="P1"><text:span text:style-name="T3">{</text:span></text:p>
      <text:p text:style-name="P1"><text:span text:style-name="T3">while(1)</text:span></text:p>
      <text:p text:style-name="P1"><text:span text:style-name="T3">{</text:span></text:p>
      <text:p text:style-name="P1"><text:span text:style-name="T3"><text:s text:c="4"/>printf("CppBuzz.com");</text:span></text:p>
      <text:p text:style-name="P1"><text:span text:style-name="T3">}</text:span></text:p>
      <text:p text:style-name="P1"><text:span text:style-name="T3">}</text:span></text:p>
      <text:p text:style-name="P1"><text:span text:style-name="T3">(A) 1 time</text:span></text:p>
      <text:p text:style-name="P1"><text:span text:style-name="T3">(B) Compilation Error</text:span></text:p>
      <text:p text:style-name="P1"><text:span text:style-name="T3">(C) Infinite times</text:span></text:p>
      <text:p text:style-name="P1"><text:span text:style-name="T3">(D) Runtime Error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loops[Posted by: Admin | Chicago, USA]</text:span></text:p>
      <text:p text:style-name="P1"><text:span text:style-name="T3"/></text:p>
      <text:p text:style-name="P1"><text:span text:style-name="T3">Question: 32</text:span></text:p>
      <text:p text:style-name="P1"><text:span text:style-name="T3"/></text:p>
      <text:p text:style-name="P1"><text:span text:style-name="T3">What is output of below program?</text:span></text:p>
      <text:p text:style-name="P1"><text:span text:style-name="T3"/></text:p>
      <text:p text:style-name="P1"><text:span text:style-name="T3">void main()</text:span></text:p>
      <text:p text:style-name="P1"><text:span text:style-name="T3">{</text:span></text:p>
      <text:p text:style-name="P1"><text:span text:style-name="T3">int i,j,count;</text:span></text:p>
      <text:p text:style-name="P1"><text:span text:style-name="T3">count=0;</text:span></text:p>
      <text:p text:style-name="P1"><text:span text:style-name="T3">for(i=0; i&lt;5; i++);</text:span></text:p>
      <text:p text:style-name="P1"><text:span text:style-name="T3">{ </text:span></text:p>
      <text:p text:style-name="P1"><text:span text:style-name="T3"><text:tab/>for(j=0;j&lt;5;j++);</text:span></text:p>
      <text:p text:style-name="P1"><text:span text:style-name="T3"><text:tab/>{</text:span></text:p>
      <text:p text:style-name="P1"><text:span text:style-name="T3"><text:tab/><text:s text:c="4"/>count++;</text:span></text:p>
      <text:p text:style-name="P1"><text:span text:style-name="T3"><text:tab/>}</text:span></text:p>
      <text:p text:style-name="P1"><text:span text:style-name="T3">}</text:span></text:p>
      <text:p text:style-name="P1"><text:span text:style-name="T3">printf("%d",count);</text:span></text:p>
      <text:p text:style-name="P1"><text:span text:style-name="T3">}</text:span></text:p>
      <text:p text:style-name="P1"><text:span text:style-name="T3">(A) 55</text:span></text:p>
      <text:p text:style-name="P1"><text:span text:style-name="T3">(B) 54</text:span></text:p>
      <text:p text:style-name="P1"><text:span text:style-name="T3">(C) 1</text:span></text:p>
      <text:p text:style-name="P1"><text:span text:style-name="T3">(D) 0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loops[Posted by: Admin | Chicago, USA]</text:span></text:p>
      <text:p text:style-name="P1"><text:span text:style-name="T3"/></text:p>
      <text:p text:style-name="P1"><text:span text:style-name="T3">Question: 33</text:span></text:p>
      <text:p text:style-name="P1"><text:span text:style-name="T3"/></text:p>
      <text:p text:style-name="P1"><text:span text:style-name="T3">What is output of below program?</text:span></text:p>
      <text:p text:style-name="P1"><text:span text:style-name="T3"/></text:p>
      <text:p text:style-name="P1"><text:span text:style-name="T3">void main()</text:span></text:p>
      <text:p text:style-name="P1"><text:span text:style-name="T3">{</text:span></text:p>
      <text:p text:style-name="P1"><text:span text:style-name="T3"><text:s text:c="2"/>int i;</text:span></text:p>
      <text:p text:style-name="P1"><text:span text:style-name="T3"><text:s text:c="2"/>for(i=0; i&lt;5; i++);</text:span></text:p>
      <text:p text:style-name="P1"><text:span text:style-name="T3"><text:s/>{</text:span></text:p>
      <text:p text:style-name="P1"><text:span text:style-name="T3"><text:s text:c="4"/>printf("cppbuzz");</text:span></text:p>
      <text:p text:style-name="P1"><text:span text:style-name="T3"><text:s/>}</text:span></text:p>
      <text:p text:style-name="P1"><text:span text:style-name="T3">}</text:span></text:p>
      <text:p text:style-name="P1"><text:span text:style-name="T3">(A) cppbuzz is printed 5 times</text:span></text:p>
      <text:p text:style-name="P1"><text:span text:style-name="T3">(B) Compilation Error</text:span></text:p>
      <text:p text:style-name="P1"><text:span text:style-name="T3">(C) cppbuzz is printed 1 times</text:span></text:p>
      <text:p text:style-name="P1"><text:span text:style-name="T3">(D) Nothing is printed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loops[Posted by: Admin | Chicago, USA]</text:span></text:p>
      <text:p text:style-name="P1"><text:span text:style-name="T3"/></text:p>
      <text:p text:style-name="P1"><text:span text:style-name="T3">Question: 34</text:span></text:p>
      <text:p text:style-name="P1"><text:span text:style-name="T3"/></text:p>
      <text:p text:style-name="P1"><text:span text:style-name="T3">What is output of below program?</text:span></text:p>
      <text:p text:style-name="P1"><text:span text:style-name="T3"/></text:p>
      <text:p text:style-name="P1"><text:span text:style-name="T3">void main()</text:span></text:p>
      <text:p text:style-name="P1"><text:span text:style-name="T3">{</text:span></text:p>
      <text:p text:style-name="P1"><text:span text:style-name="T3">int i,j,k,count;</text:span></text:p>
      <text:p text:style-name="P1"><text:span text:style-name="T3">count=0;</text:span></text:p>
      <text:p text:style-name="P1"><text:span text:style-name="T3">for(i=0;i&lt;5;i++)</text:span></text:p>
      <text:p text:style-name="P1"><text:span text:style-name="T3">{</text:span></text:p>
      <text:p text:style-name="P1"><text:span text:style-name="T3"><text:s text:c="3"/>for(j=0;j&lt;5;j++)</text:span></text:p>
      <text:p text:style-name="P1"><text:span text:style-name="T3"><text:s text:c="3"/>{</text:span></text:p>
      <text:p text:style-name="P1"><text:span text:style-name="T3"><text:s text:c="6"/>count++;</text:span></text:p>
      <text:p text:style-name="P1"><text:span text:style-name="T3"><text:s text:c="3"/>}</text:span></text:p>
      <text:p text:style-name="P1"><text:span text:style-name="T3">}</text:span></text:p>
      <text:p text:style-name="P1"><text:span text:style-name="T3">printf("%d",count);</text:span></text:p>
      <text:p text:style-name="P1"><text:span text:style-name="T3">}</text:span></text:p>
      <text:p text:style-name="P1"><text:span text:style-name="T3">(A) 5</text:span></text:p>
      <text:p text:style-name="P1"><text:span text:style-name="T3">(B) 10</text:span></text:p>
      <text:p text:style-name="P1"><text:span text:style-name="T3">(C) 25</text:span></text:p>
      <text:p text:style-name="P1"><text:span text:style-name="T3">(D) 50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loops[Posted by: Admin | Chicago, USA]</text:span></text:p>
      <text:p text:style-name="P1"><text:span text:style-name="T3"/></text:p>
      <text:p text:style-name="P1"><text:span text:style-name="T3">Question: 35</text:span></text:p>
      <text:p text:style-name="P1"><text:span text:style-name="T3"/></text:p>
      <text:p text:style-name="P1"><text:span text:style-name="T3">What is output of below program?</text:span></text:p>
      <text:p text:style-name="P1"><text:span text:style-name="T3">void main()</text:span></text:p>
      <text:p text:style-name="P1"><text:span text:style-name="T3">{</text:span></text:p>
      <text:p text:style-name="P1"><text:span text:style-name="T3"><text:s/>int i,j;</text:span></text:p>
      <text:p text:style-name="P1"><text:span text:style-name="T3"><text:s/>for(i = 0,j=0;i&lt;5;i++)</text:span></text:p>
      <text:p text:style-name="P1"><text:span text:style-name="T3"><text:s/>{</text:span></text:p>
      <text:p text:style-name="P1"><text:span text:style-name="T3"><text:s text:c="3"/>printf("%d%d--",i,j);</text:span></text:p>
      <text:p text:style-name="P1"><text:span text:style-name="T3"><text:s/>}</text:span></text:p>
      <text:p text:style-name="P1"><text:span text:style-name="T3">}</text:span></text:p>
      <text:p text:style-name="P1"><text:span text:style-name="T3">(A) 0--01--12--23--34--</text:span></text:p>
      <text:p text:style-name="P1"><text:span text:style-name="T3">(B) 00--10--20--30--40--</text:span></text:p>
      <text:p text:style-name="P1"><text:span text:style-name="T3">(C) Compilation Error</text:span></text:p>
      <text:p text:style-name="P1"><text:span text:style-name="T3">(D) 00--01--02--03--04--</text:span></text:p>
      <text:p text:style-name="P1"><text:span text:style-name="T3"/></text:p>
      <text:p text:style-name="P1"><text:span text:style-name="T3">Compiler Forum</text:span></text:p>
      <text:p text:style-name="P1"><text:span text:style-name="T3">Expert loops[Posted by: Admin | Chicago, USA]</text:span></text:p>
      <text:p text:style-name="P1"><text:span text:style-name="T3"/></text:p>
      <text:p text:style-name="P1"><text:span text:style-name="T3"/></text:p>
      <text:p text:style-name="P1"><text:span text:style-name="T3"><text:s/></text:span></text:p>
      <text:p text:style-name="P1"><text:span text:style-name="T3">Question: 36</text:span></text:p>
      <text:p text:style-name="P1"><text:span text:style-name="T3"/></text:p>
      <text:p text:style-name="P1"><text:span text:style-name="T3">What is output of below program?</text:span></text:p>
      <text:p text:style-name="P1"><text:span text:style-name="T3"/></text:p>
      <text:p text:style-name="P1"><text:span text:style-name="T3">void main()</text:span></text:p>
      <text:p text:style-name="P1"><text:span text:style-name="T3">{</text:span></text:p>
      <text:p text:style-name="P1"><text:span text:style-name="T3"><text:s/>int i;</text:span></text:p>
      <text:p text:style-name="P1"><text:span text:style-name="T3"><text:s/>for(i=0; i&lt;5; ++i++)</text:span></text:p>
      <text:p text:style-name="P1"><text:span text:style-name="T3"><text:s/>{</text:span></text:p>
      <text:p text:style-name="P1"><text:span text:style-name="T3"><text:s text:c="3"/>printf("Hello");</text:span></text:p>
      <text:p text:style-name="P1"><text:span text:style-name="T3"><text:s/>}</text:span></text:p>
      <text:p text:style-name="P1"><text:span text:style-name="T3">}</text:span></text:p>
      <text:p text:style-name="P1"><text:span text:style-name="T3">(A) Hello is printed 5 times</text:span></text:p>
      <text:p text:style-name="P1"><text:span text:style-name="T3">(B) Compilation Error</text:span></text:p>
      <text:p text:style-name="P1"><text:span text:style-name="T3">(C) Hello is printed 2 times</text:span></text:p>
      <text:p text:style-name="P1"><text:span text:style-name="T3">(D) Hello is printed 3 times</text:span></text:p>
      <text:p text:style-name="P1"><text:span text:style-name="T3"/></text:p>
      <text:p text:style-name="P1"><text:span text:style-name="T3">Compiler Forum</text:span></text:p>
      <text:p text:style-name="P1"><text:span text:style-name="T3">Expert loops[Posted by: Admin | Chicago, USA]</text:span></text:p>
      <text:p text:style-name="P1"><text:span text:style-name="T3"/></text:p>
      <text:p text:style-name="P1"><text:span text:style-name="T3">Question: 37</text:span></text:p>
      <text:p text:style-name="P1"><text:span text:style-name="T3"/></text:p>
      <text:p text:style-name="P1"><text:span text:style-name="T3">What is the output of below program?</text:span></text:p>
      <text:p text:style-name="P1"><text:span text:style-name="T3">void main()</text:span></text:p>
      <text:p text:style-name="P1"><text:span text:style-name="T3">{</text:span></text:p>
      <text:p text:style-name="P1"><text:span text:style-name="T3"><text:s/>int i;</text:span></text:p>
      <text:p text:style-name="P1"><text:span text:style-name="T3"/></text:p>
      <text:p text:style-name="P1"><text:span text:style-name="T3"><text:s/>for(i = 0,i&lt;5,i++)</text:span></text:p>
      <text:p text:style-name="P1"><text:span text:style-name="T3"><text:s/>{</text:span></text:p>
      <text:p text:style-name="P1"><text:span text:style-name="T3"><text:s text:c="3"/>printf("Hello");</text:span></text:p>
      <text:p text:style-name="P1"><text:span text:style-name="T3"><text:s/>}</text:span></text:p>
      <text:p text:style-name="P1"><text:span text:style-name="T3">}</text:span></text:p>
      <text:p text:style-name="P1"><text:span text:style-name="T3">(A) Hello is printed 5 times</text:span></text:p>
      <text:p text:style-name="P1"><text:span text:style-name="T3">(B) Compilation Error</text:span></text:p>
      <text:p text:style-name="P1"><text:span text:style-name="T3">(C) Runtime Error</text:span></text:p>
      <text:p text:style-name="P1"><text:span text:style-name="T3">(D) Hello is printed 4 times</text:span></text:p>
      <text:p text:style-name="P1"><text:span text:style-name="T3"/></text:p>
      <text:p text:style-name="P1"><text:span text:style-name="T3">Compiler Forum</text:span></text:p>
      <text:p text:style-name="P1"><text:span text:style-name="T3">Expert loops[Posted by: Admin | Chicago, USA]</text:span></text:p>
      <text:p text:style-name="P1"><text:span text:style-name="T3"/></text:p>
      <text:p text:style-name="P1"><text:span text:style-name="T3">Question: 38</text:span></text:p>
      <text:p text:style-name="P1"><text:span text:style-name="T3"/></text:p>
      <text:p text:style-name="P1"><text:span text:style-name="T3">What is output of below program?</text:span></text:p>
      <text:p text:style-name="P1"><text:span text:style-name="T3"/></text:p>
      <text:p text:style-name="P1"><text:span text:style-name="T3">void main()</text:span></text:p>
      <text:p text:style-name="P1"><text:span text:style-name="T3">{</text:span></text:p>
      <text:p text:style-name="P1"><text:span text:style-name="T3"><text:s/>for(; ;);</text:span></text:p>
      <text:p text:style-name="P1"><text:span text:style-name="T3"><text:s/>for(; ;);</text:span></text:p>
      <text:p text:style-name="P1"><text:span text:style-name="T3"><text:s text:c="4"/>printf("Hello");</text:span></text:p>
      <text:p text:style-name="P1"><text:span text:style-name="T3"/></text:p>
      <text:p text:style-name="P1"><text:span text:style-name="T3">}</text:span></text:p>
      <text:p text:style-name="P1"><text:span text:style-name="T3">(A) Compilation Error</text:span></text:p>
      <text:p text:style-name="P1"><text:span text:style-name="T3">(B) Runtime Error</text:span></text:p>
      <text:p text:style-name="P1"><text:span text:style-name="T3">(C) Nothing is printed</text:span></text:p>
      <text:p text:style-name="P1"><text:span text:style-name="T3">(D) Hello is printed infinite times</text:span></text:p>
      <text:p text:style-name="P1"><text:span text:style-name="T3"/></text:p>
      <text:p text:style-name="P1"><text:span text:style-name="T3">Compiler Forum</text:span></text:p>
      <text:p text:style-name="P1"><text:span text:style-name="T3">Expert loops[Posted by: Admin | Chicago, USA]</text:span></text:p>
      <text:p text:style-name="P1"><text:span text:style-name="T3"/></text:p>
      <text:p text:style-name="P1"><text:span text:style-name="T3">Question: 39</text:span></text:p>
      <text:p text:style-name="P1"><text:span text:style-name="T3"/></text:p>
      <text:p text:style-name="P1"><text:span text:style-name="T3">What is the output of below program?</text:span></text:p>
      <text:p text:style-name="P1"><text:span text:style-name="T3"/></text:p>
      <text:p text:style-name="P1"><text:span text:style-name="T3">void main()</text:span></text:p>
      <text:p text:style-name="P1"><text:span text:style-name="T3">{</text:span></text:p>
      <text:p text:style-name="P1"><text:span text:style-name="T3">for(; ;)</text:span></text:p>
      <text:p text:style-name="P1"><text:span text:style-name="T3">for(; ;)</text:span></text:p>
      <text:p text:style-name="P1"><text:span text:style-name="T3"><text:s text:c="4"/>printf("Hello..");</text:span></text:p>
      <text:p text:style-name="P1"><text:span text:style-name="T3">}</text:span></text:p>
      <text:p text:style-name="P1"><text:span text:style-name="T3"/></text:p>
      <text:p text:style-name="P1"><text:span text:style-name="T3">(A) Compilation Error</text:span></text:p>
      <text:p text:style-name="P1"><text:span text:style-name="T3">(B) Runtime Error</text:span></text:p>
      <text:p text:style-name="P1"><text:span text:style-name="T3">(C) Hello is printed one time</text:span></text:p>
      <text:p text:style-name="P1"><text:span text:style-name="T3">(D) Hello is printed infinite times</text:span></text:p>
      <text:p text:style-name="P1"><text:span text:style-name="T3"/></text:p>
      <text:p text:style-name="P1"><text:span text:style-name="T3">Compiler Forum</text:span></text:p>
      <text:p text:style-name="P1"><text:span text:style-name="T3">Expert loops[Posted by: Admin | Chicago, USA]</text:span></text:p>
      <text:p text:style-name="P1"><text:span text:style-name="T3"/></text:p>
      <text:p text:style-name="P1"><text:span text:style-name="T3">Question: 40</text:span></text:p>
      <text:p text:style-name="P1"><text:span text:style-name="T3"/></text:p>
      <text:p text:style-name="P1"><text:span text:style-name="T3">How many loops are there in C</text:span></text:p>
      <text:p text:style-name="P1"><text:span text:style-name="T3">(A) 2</text:span></text:p>
      <text:p text:style-name="P1"><text:span text:style-name="T3">(B) 3</text:span></text:p>
      <text:p text:style-name="P1"><text:span text:style-name="T3">(C) 4</text:span></text:p>
      <text:p text:style-name="P1"><text:span text:style-name="T3">(D) 1</text:span></text:p>
      <text:p text:style-name="P1"><text:span text:style-name="T3"/></text:p>
      <text:p text:style-name="P1"><text:span text:style-name="T3">Compiler Forum</text:span></text:p>
      <text:p text:style-name="P1"><text:span text:style-name="T3">Beginner loops[Posted by: Admin | Chicago, USA]</text:span></text:p>
      <text:p text:style-name="P1"><text:span text:style-name="T3"/></text:p>
      <text:p text:style-name="P1"><text:span text:style-name="T3"/></text:p>
      <text:p text:style-name="P1"><text:span text:style-name="T3"><text:s/></text:span></text:p>
      <text:p text:style-name="P1"><text:span text:style-name="T3">Question: 41</text:span></text:p>
      <text:p text:style-name="P1"><text:span text:style-name="T3"/></text:p>
      <text:p text:style-name="P1"><text:span text:style-name="T3">When C Language was invented?</text:span></text:p>
      <text:p text:style-name="P1"><text:span text:style-name="T3">(A) 1970</text:span></text:p>
      <text:p text:style-name="P1"><text:span text:style-name="T3">(B) 1972</text:span></text:p>
      <text:p text:style-name="P1"><text:span text:style-name="T3">(C) 1978</text:span></text:p>
      <text:p text:style-name="P1"><text:span text:style-name="T3">(D) 1979</text:span></text:p>
      <text:p text:style-name="P1"><text:span text:style-name="T3"/></text:p>
      <text:p text:style-name="P1"><text:span text:style-name="T3">Compiler Forum</text:span></text:p>
      <text:p text:style-name="P1"><text:span text:style-name="T3">Beginner other[Posted by: Admin | Chicago, USA]</text:span></text:p>
      <text:p text:style-name="P1"><text:span text:style-name="T3"/></text:p>
      <text:p text:style-name="P1"><text:span text:style-name="T3">Question: 42</text:span></text:p>
      <text:p text:style-name="P1"><text:span text:style-name="T3"/></text:p>
      <text:p text:style-name="P1"><text:span text:style-name="T3">What is the meaning of below lines?</text:span></text:p>
      <text:p text:style-name="P1"><text:span text:style-name="T3">void sum (int, int);</text:span></text:p>
      <text:p text:style-name="P1"><text:span text:style-name="T3">(A) sum is function which takes int arguments</text:span></text:p>
      <text:p text:style-name="P1"><text:span text:style-name="T3">(B) sum is a function which takes two int arguments and returns void</text:span></text:p>
      <text:p text:style-name="P1"><text:span text:style-name="T3">(C) it will produce compilation error</text:span></text:p>
      <text:p text:style-name="P1"><text:span text:style-name="T3">(D) Can't comment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function[Posted by: Admin | Chicago, USA]</text:span></text:p>
      <text:p text:style-name="P1"><text:span text:style-name="T3"/></text:p>
      <text:p text:style-name="P1"><text:span text:style-name="T3">Question: 43</text:span></text:p>
      <text:p text:style-name="P1"><text:span text:style-name="T3"/></text:p>
      <text:p text:style-name="P1"><text:span text:style-name="T3">The concept of two functions with same name is know as?</text:span></text:p>
      <text:p text:style-name="P1"><text:span text:style-name="T3">(A) Operator Overloading</text:span></text:p>
      <text:p text:style-name="P1"><text:span text:style-name="T3">(B) Function Overloading</text:span></text:p>
      <text:p text:style-name="P1"><text:span text:style-name="T3">(C) Function Overriding</text:span></text:p>
      <text:p text:style-name="P1"><text:span text:style-name="T3">(D) Function renaming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function[Posted by: Admin | Chicago, USA]</text:span></text:p>
      <text:p text:style-name="P1"><text:span text:style-name="T3"/></text:p>
      <text:p text:style-name="P1"><text:span text:style-name="T3">Question: 44</text:span></text:p>
      <text:p text:style-name="P1"><text:span text:style-name="T3"/></text:p>
      <text:p text:style-name="P1"><text:span text:style-name="T3">What is output of below code?</text:span></text:p>
      <text:p text:style-name="P1"><text:span text:style-name="T3"/></text:p>
      <text:p text:style-name="P1"><text:span text:style-name="T3">void main()</text:span></text:p>
      <text:p text:style-name="P1"><text:span text:style-name="T3">{</text:span></text:p>
      <text:p text:style-name="P1"><text:span text:style-name="T3">char name[]="Cppbuz";</text:span></text:p>
      <text:p text:style-name="P1"><text:span text:style-name="T3">int len;</text:span></text:p>
      <text:p text:style-name="P1"><text:span text:style-name="T3">int size;</text:span></text:p>
      <text:p text:style-name="P1"><text:span text:style-name="T3">len = strlen(name);</text:span></text:p>
      <text:p text:style-name="P1"><text:span text:style-name="T3">size = size_of(name);</text:span></text:p>
      <text:p text:style-name="P1"><text:span text:style-name="T3">printf("%d,%d",len,size);</text:span></text:p>
      <text:p text:style-name="P1"><text:span text:style-name="T3">}</text:span></text:p>
      <text:p text:style-name="P1"><text:span text:style-name="T3">(A) 6,6</text:span></text:p>
      <text:p text:style-name="P1"><text:span text:style-name="T3">(B) 6,7</text:span></text:p>
      <text:p text:style-name="P1"><text:span text:style-name="T3">(C) 7,7</text:span></text:p>
      <text:p text:style-name="P1"><text:span text:style-name="T3">(D) 0,0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function[Posted by: Admin | Chicago, USA]</text:span></text:p>
      <text:p text:style-name="P1"><text:span text:style-name="T3"/></text:p>
      <text:p text:style-name="P1"><text:span text:style-name="T3">Question: 45</text:span></text:p>
      <text:p text:style-name="P1"><text:span text:style-name="T3"/></text:p>
      <text:p text:style-name="P1"><text:span text:style-name="T3">What is the following is invalid header file in C?</text:span></text:p>
      <text:p text:style-name="P1"><text:span text:style-name="T3"/></text:p>
      <text:p text:style-name="P1"><text:span text:style-name="T3">(A) math.h</text:span></text:p>
      <text:p text:style-name="P1"><text:span text:style-name="T3">(B) mathio.h</text:span></text:p>
      <text:p text:style-name="P1"><text:span text:style-name="T3">(C) string.h</text:span></text:p>
      <text:p text:style-name="P1"><text:span text:style-name="T3">(D) ctype.h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function[Posted by: Admin | Chicago, USA]</text:span></text:p>
      <text:p text:style-name="P1"><text:span text:style-name="T3"/></text:p>
      <text:p text:style-name="P1"><text:span text:style-name="T3"/></text:p>
      <text:p text:style-name="P1"><text:span text:style-name="T3"><text:s/></text:span></text:p>
      <text:p text:style-name="P1"><text:span text:style-name="T3">Question: 46</text:span></text:p>
      <text:p text:style-name="P1"><text:span text:style-name="T3"/></text:p>
      <text:p text:style-name="P1"><text:span text:style-name="T3">Libray function getch() belongs to which header file?</text:span></text:p>
      <text:p text:style-name="P1"><text:span text:style-name="T3">(A) stdio.h</text:span></text:p>
      <text:p text:style-name="P1"><text:span text:style-name="T3">(B) conio.h</text:span></text:p>
      <text:p text:style-name="P1"><text:span text:style-name="T3">(C) stdlib.h</text:span></text:p>
      <text:p text:style-name="P1"><text:span text:style-name="T3">(D) stdlibio.h</text:span></text:p>
      <text:p text:style-name="P1"><text:span text:style-name="T3"/></text:p>
      <text:p text:style-name="P1"><text:span text:style-name="T3">Compiler Forum</text:span></text:p>
      <text:p text:style-name="P1"><text:span text:style-name="T3">Beginner function[Posted by: Admin | Chicago, USA]</text:span></text:p>
      <text:p text:style-name="P1"><text:span text:style-name="T3"/></text:p>
      <text:p text:style-name="P1"><text:span text:style-name="T3">Question: 47</text:span></text:p>
      <text:p text:style-name="P1"><text:span text:style-name="T3"/></text:p>
      <text:p text:style-name="P1"><text:span text:style-name="T3">Library function pow() belongs to which header file?</text:span></text:p>
      <text:p text:style-name="P1"><text:span text:style-name="T3">(A) mathio.h</text:span></text:p>
      <text:p text:style-name="P1"><text:span text:style-name="T3">(B) math.h</text:span></text:p>
      <text:p text:style-name="P1"><text:span text:style-name="T3">(C) square.h</text:span></text:p>
      <text:p text:style-name="P1"><text:span text:style-name="T3">(D) stdio.h</text:span></text:p>
      <text:p text:style-name="P1"><text:span text:style-name="T3"/></text:p>
      <text:p text:style-name="P1"><text:span text:style-name="T3">Compiler Forum</text:span></text:p>
      <text:p text:style-name="P1"><text:span text:style-name="T3">Practitioner function[Posted by: Admin | Chicago, USA]</text:span></text:p>
      <text:p text:style-name="P1"><text:span text:style-name="T3"/></text:p>
      <text:p text:style-name="P1"><text:span text:style-name="T3">Question: 48</text:span></text:p>
      <text:p text:style-name="P1"><text:span text:style-name="T3"/></text:p>
      <text:p text:style-name="P1"><text:span text:style-name="T3">What is output of below program?</text:span></text:p>
      <text:p text:style-name="P1"><text:span text:style-name="T3">void main()</text:span></text:p>
      <text:p text:style-name="P1"><text:span text:style-name="T3">{</text:span></text:p>
      <text:p text:style-name="P1"><text:span text:style-name="T3">const int a = 10;</text:span></text:p>
      <text:p text:style-name="P1"><text:span text:style-name="T3">printf("%d",++a);</text:span></text:p>
      <text:p text:style-name="P1"><text:span text:style-name="T3">}</text:span></text:p>
      <text:p text:style-name="P1"><text:span text:style-name="T3">(A) 11</text:span></text:p>
      <text:p text:style-name="P1"><text:span text:style-name="T3">(B) 10</text:span></text:p>
      <text:p text:style-name="P1"><text:span text:style-name="T3">(C) Compilation Error</text:span></text:p>
      <text:p text:style-name="P1"><text:span text:style-name="T3">(D) 0</text:span></text:p>
      <text:p text:style-name="P1"><text:span text:style-name="T3"/></text:p>
      <text:p text:style-name="P1"><text:span text:style-name="T3">Compiler Forum</text:span></text:p>
      <text:p text:style-name="P1"><text:span text:style-name="T3">Beginner operators[Posted by: Admin | Chicago, USA]</text:span></text:p>
      <text:p text:style-name="P1"><text:span text:style-name="T3"/></text:p>
      <text:p text:style-name="P1"><text:span text:style-name="T3">Question: 49</text:span></text:p>
      <text:p text:style-name="P1"><text:span text:style-name="T3"/></text:p>
      <text:p text:style-name="P1"><text:span text:style-name="T3">What is storage class for variable A in below code?</text:span></text:p>
      <text:p text:style-name="P1"><text:span text:style-name="T3"/></text:p>
      <text:p text:style-name="P1"><text:span text:style-name="T3">void main()</text:span></text:p>
      <text:p text:style-name="P1"><text:span text:style-name="T3">{</text:span></text:p>
      <text:p text:style-name="P1"><text:span text:style-name="T3">int A;</text:span></text:p>
      <text:p text:style-name="P1"><text:span text:style-name="T3">A = 10;</text:span></text:p>
      <text:p text:style-name="P1"><text:span text:style-name="T3">printf("%d", A);</text:span></text:p>
      <text:p text:style-name="P1"><text:span text:style-name="T3">}</text:span></text:p>
      <text:p text:style-name="P1"><text:span text:style-name="T3">(A) extern</text:span></text:p>
      <text:p text:style-name="P1"><text:span text:style-name="T3">(B) auto</text:span></text:p>
      <text:p text:style-name="P1"><text:span text:style-name="T3">(C) register</text:span></text:p>
      <text:p text:style-name="P1"><text:span text:style-name="T3">(D) static</text:span></text:p>
      <text:p text:style-name="P1"><text:span text:style-name="T3"/></text:p>
      <text:p text:style-name="P1"><text:span text:style-name="T3">Compiler Forum</text:span></text:p>
      <text:p text:style-name="P1"><text:span text:style-name="T3">Expert storgeclass[Posted by: Admin | Chicago, USA]</text:span></text:p>
      <text:p text:style-name="P1"><text:span text:style-name="T3"/></text:p>
      <text:p text:style-name="P1"><text:span text:style-name="T3">Question: 50</text:span></text:p>
      <text:p text:style-name="P1"><text:span text:style-name="T3"/></text:p>
      <text:p text:style-name="P1"><text:span text:style-name="T3">Can we declare function inside structure of C Programming?</text:span></text:p>
      <text:p text:style-name="P1"><text:span text:style-name="T3">(A) Yes</text:span></text:p>
      <text:p text:style-name="P1"><text:span text:style-name="T3">(B) No</text:span></text:p>
      <text:p text:style-name="P1"><text:span text:style-name="T3">(C) Depends on Compiler</text:span></text:p>
      <text:p text:style-name="P1"><text:span text:style-name="T3">(D) Yes but run time error</text:span></text:p>
      <text:p text:style-name="P1"><text:span text:style-name="T3"/></text:p>
      <text:p text:style-name="P1"><text:span text:style-name="T3">Compiler Forum</text:span></text:p>
      <text:p text:style-name="P1"><text:span text:style-name="T3">Expert structure[Posted by: Admin | Chicago, USA]</text:span></text:p>
      <text:p text:style-name="P1"><text:span text:style-name="T3"/></text:p>
      <text:p text:style-name="P1"><text:span text:style-name="T3"/></text:p>
      <text:p text:style-name="P1"><text:span text:style-name="T3"><text:s/></text:span></text:p>
      <text:p text:style-name="P1"><text:span text:style-name="T3">« 1 2 »</text:span></text:p>
      <text:p text:style-name="P1"><text:span text:style-name="T3">Compile C code here |<text:s text:c="2"/>Upload C Questions </text:span></text:p>
      <text:p text:style-name="P1"><text:span text:style-name="T3">Browse C Categories</text:span></text:p>
      <text:p text:style-name="P1"><text:span text:style-name="T3">Preprocessor Assembler Compilation Datatypes Arrays Variables Pointers Functions Loops Switch Structures Union Enum Goto &amp; Labels Storage Classes Malloc &amp; free Macros Conditional Operators File Handling gcc Others </text:span></text:p>
      <text:p text:style-name="P1"><text:span text:style-name="T3"/></text:p>
      <text:p text:style-name="P1"><text:span text:style-name="T3">Switch to C++ Questions</text:span></text:p>
      <text:p text:style-name="P1"><text:span text:style-name="T3"/></text:p>
      <text:p text:style-name="P1"><text:span text:style-name="T3"><text:s/></text:span></text:p>
      <text:p text:style-name="P1"><text:span text:style-name="T3">CppBuzz Forum</text:span><text:span text:style-name="T4">☆</text:span><text:span text:style-name="T5"/></text:p>
      <text:p text:style-name="P1"><text:span text:style-name="T5">Now you can ask programming questions on our forum [continue..]</text:span></text:p>
      <text:p text:style-name="P1"><text:span text:style-name="T5"/></text:p>
      <text:p text:style-name="P1"><text:span text:style-name="T5">Shortcut links - MCQs</text:span></text:p>
      <text:p text:style-name="P1"><text:span text:style-name="T5">C<text:s text:c="2"/></text:span></text:p>
      <text:p text:style-name="P1"><text:span text:style-name="T5">C++<text:s text:c="2"/></text:span></text:p>
      <text:p text:style-name="P1"><text:span text:style-name="T5">Java<text:s text:c="2"/></text:span></text:p>
      <text:p text:style-name="P1"><text:span text:style-name="T5">PHP<text:s text:c="2"/></text:span></text:p>
      <text:p text:style-name="P1"><text:span text:style-name="T5">Python<text:s text:c="2"/></text:span></text:p>
      <text:p text:style-name="P1"><text:span text:style-name="T5">Perl<text:s text:c="2"/></text:span></text:p>
      <text:p text:style-name="P1"><text:span text:style-name="T5">SQL<text:s text:c="2"/></text:span></text:p>
      <text:p text:style-name="P1"><text:span text:style-name="T5">JavaScript<text:s text:c="2"/></text:span></text:p>
      <text:p text:style-name="P1"><text:span text:style-name="T5">Linux<text:s text:c="2"/></text:span></text:p>
      <text:p text:style-name="P1"><text:span text:style-name="T5">Subjective Questions</text:span></text:p>
      <text:p text:style-name="P1"><text:span text:style-name="T5">142+ C++ F2F Interview Questions</text:span></text:p>
      <text:p text:style-name="P1"><text:span text:style-name="T5">Solved Problems</text:span></text:p>
      <text:p text:style-name="P1"><text:span text:style-name="T5">C Solved Problems</text:span></text:p>
      <text:p text:style-name="P1"><text:span text:style-name="T5">C++ Solved Problems</text:span></text:p>
      <text:p text:style-name="P1"><text:span text:style-name="T5">Free Projects</text:span></text:p>
      <text:p text:style-name="P1"><text:span text:style-name="T6">C Projects</text:span></text:p>
      <text:p text:style-name="P1"><text:span text:style-name="T6">C++ Projects</text:span></text:p>
      <text:p text:style-name="P1"><text:span text:style-name="T6">Online Compiler</text:span></text:p>
      <text:p text:style-name="P1"><text:span text:style-name="T6">C Compiler</text:span></text:p>
      <text:p text:style-name="P1"><text:span text:style-name="T6">C++ Compiler</text:span></text:p>
      <text:p text:style-name="P1"><text:span text:style-name="T6">PHP Compiler</text:span></text:p>
      <text:p text:style-name="P1"><text:span text:style-name="T6">Upload Questions</text:span></text:p>
      <text:p text:style-name="P1"><text:span text:style-name="T6">C</text:span></text:p>
      <text:p text:style-name="P1"><text:span text:style-name="T6">C++</text:span></text:p>
      <text:p text:style-name="P1"><text:span text:style-name="T6">Java</text:span></text:p>
      <text:p text:style-name="P1"><text:span text:style-name="T6">Python</text:span></text:p>
      <text:p text:style-name="P1"><text:span text:style-name="T6">Perl</text:span></text:p>
      <text:p text:style-name="P1"><text:span text:style-name="T6">PHP</text:span></text:p>
      <text:p text:style-name="P1"><text:span text:style-name="T6">SQL</text:span></text:p>
      <text:p text:style-name="P1"><text:span text:style-name="T6">Linux</text:span></text:p>
      <text:p text:style-name="P1"><text:span text:style-name="T6">JavaScript</text:span></text:p>
      <text:p text:style-name="P1"><text:span text:style-name="T6">Online Test</text:span></text:p>
      <text:p text:style-name="P1"><text:span text:style-name="T6">C</text:span></text:p>
      <text:p text:style-name="P1"><text:span text:style-name="T6">C++</text:span></text:p>
      <text:p text:style-name="P1"><text:span text:style-name="T6">Java</text:span></text:p>
      <text:p text:style-name="P1"><text:span text:style-name="T6">JavaScript</text:span></text:p>
      <text:p text:style-name="P1"><text:span text:style-name="T6">PHP</text:span></text:p>
      <text:p text:style-name="P1"><text:span text:style-name="T6">Get updates on latest questions by CppBuzz.com to your email box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GET IT FREE ! </text:span></text:p>
      <text:p text:style-name="P1"><text:span text:style-name="T6"/></text:p>
      <text:p text:style-name="P1"><text:span text:style-name="T6">Enter your name*</text:span></text:p>
      <text:p text:style-name="P1"><text:span text:style-name="T6"/></text:p>
      <text:p text:style-name="P1"><text:span text:style-name="T6"/></text:p>
      <text:p text:style-name="P1"><text:span text:style-name="T6">Email*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About Us<text:s text:c="2"/>|<text:s text:c="2"/>Contact Us<text:s text:c="2"/>|<text:s text:c="2"/>Privacy Policy </text:span></text:p>
      <text:p text:style-name="P1"><text:span text:style-name="T6">Facebook |<text:s text:c="2"/>Instagram |<text:s text:c="2"/>Twitter</text:span></text:p>
      <text:p text:style-name="P1"><text:span text:style-name="T6">Copyright©CppBuzz.com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